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73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50.18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46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dad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8dad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8dad0" fo:border="0.06pt solid #000000"/>
    </style:style>
    <style:style style:name="ce4" style:family="table-cell" style:parent-style-name="Default">
      <style:table-cell-properties fo:background-color="#e3d4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3d4d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3d4dc" fo:border="0.06pt solid #000000"/>
    </style:style>
    <style:style style:name="ce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cc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282.69mm" svg:height="148.02mm" svg:x="380.5mm" svg:y="150.54mm">
            <loext:p draw:notify-on-update-of-ranges="Arkusz1.C3:Arkusz1.C33 Arkusz1.A2:Arkusz1.A2 Arkusz1.A3:Arkusz1.A33 Arkusz1.K3:Arkusz1.K33 Arkusz1.I2:Arkusz1.I2 Arkusz1.I3:Arkusz1.I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7.74mm" svg:height="152.47mm" svg:x="1.1mm" svg:y="150.08mm">
            <loext:p draw:notify-on-update-of-ranges="Arkusz1.A3:Arkusz1.A33 Arkusz1.A2:Arkusz1.A2 Arkusz1.C3:Arkusz1.C33 Arkusz1.I3:Arkusz1.I33 Arkusz1.I2:Arkusz1.I2 Arkusz1.K3:Arkusz1.K33 Arkusz1.A4:Arkusz1.A33 Arkusz1.N2:Arkusz1.N2 Arkusz1.N4:Arkusz1.N33 Arkusz1.I4:Arkusz1.I33 Arkusz1.O2:Arkusz1.O2 Arkusz1.O4:Arkusz1.O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zujnik lewy</text:p>
          </table:table-cell>
          <table:covered-table-cell table:number-columns-repeated="3" table:style-name="ce2"/>
          <table:table-cell table:style-name="ce4" office:value-type="string" calcext:value-type="string" table:number-columns-spanned="4" table:number-rows-spanned="1">
            <text:p>Czujnik prawy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Czujnik prawy odwrócony</text:p>
          </table:table-cell>
          <table:covered-table-cell table:number-columns-repeated="3" table:style-name="ce8"/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9819" calcext:value-type="float">
            <text:p>9819</text:p>
          </table:table-cell>
          <table:table-cell office:value-type="float" office:value="8166" calcext:value-type="float">
            <text:p>8166</text:p>
          </table:table-cell>
        </table:table-row>
        <table:table-row table:style-name="ro1">
          <table:table-cell table:style-name="ce2" office:value-type="string" calcext:value-type="string">
            <text:p>Wartość z czujnika lewego</text:p>
          </table:table-cell>
          <table:table-cell table:style-name="ce2" office:value-type="string" calcext:value-type="string">
            <text:p>Odchylenie</text:p>
          </table:table-cell>
          <table:table-cell table:style-name="ce2" office:value-type="string" calcext:value-type="string">
            <text:p>Odległość do piłki</text:p>
          </table:table-cell>
          <table:table-cell table:style-name="ce2" office:value-type="string" calcext:value-type="string">
            <text:p>Odległość do środka piłki</text:p>
          </table:table-cell>
          <table:table-cell table:style-name="ce5" office:value-type="string" calcext:value-type="string">
            <text:p>Wartość</text:p>
          </table:table-cell>
          <table:table-cell table:style-name="ce5" office:value-type="string" calcext:value-type="string">
            <text:p>Odchylenie</text:p>
          </table:table-cell>
          <table:table-cell table:style-name="ce5" office:value-type="string" calcext:value-type="string">
            <text:p>Odległość do piłki</text:p>
          </table:table-cell>
          <table:table-cell table:style-name="ce5" office:value-type="string" calcext:value-type="string">
            <text:p>Odległość do środka piłki</text:p>
          </table:table-cell>
          <table:table-cell table:style-name="ce8" office:value-type="string" calcext:value-type="string">
            <text:p>Wartość z czujnika prawego</text:p>
          </table:table-cell>
          <table:table-cell table:style-name="ce8" office:value-type="string" calcext:value-type="string">
            <text:p>Odchylenie</text:p>
          </table:table-cell>
          <table:table-cell table:style-name="ce8" office:value-type="string" calcext:value-type="string">
            <text:p>Odległość do piłki</text:p>
          </table:table-cell>
          <table:table-cell table:style-name="ce8" office:value-type="string" calcext:value-type="string">
            <text:p>Odległość do środka piłki</text:p>
          </table:table-cell>
          <table:table-cell/>
          <table:table-cell office:value-type="string" calcext:value-type="string">
            <text:p>Aproksymacja czujnika lewego</text:p>
          </table:table-cell>
          <table:table-cell office:value-type="string" calcext:value-type="string">
            <text:p>Aproksymacja czujnika prawego</text:p>
          </table:table-cell>
          <table:table-cell/>
          <table:table-cell office:value-type="string" calcext:value-type="string">
            <text:p>b=</text:p>
          </table:table-cell>
          <table:table-cell office:value-type="float" office:value="-0.8229" calcext:value-type="float">
            <text:p>-0,8229</text:p>
          </table:table-cell>
          <table:table-cell office:value-type="float" office:value="-0.8055" calcext:value-type="float">
            <text:p>-0,8055</text:p>
          </table:table-cell>
        </table:table-row>
        <table:table-row table:style-name="ro1">
          <table:table-cell office:value-type="float" office:value="7780.799615" calcext:value-type="float">
            <text:p>7780,799615</text:p>
          </table:table-cell>
          <table:table-cell office:value-type="float" office:value="5.658414016" calcext:value-type="float">
            <text:p>5,658414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4.1445087" calcext:value-type="float">
            <text:p>904,1445087</text:p>
          </table:table-cell>
          <table:table-cell office:value-type="float" office:value="21.35786291" calcext:value-type="float">
            <text:p>21,3578629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387.194313" calcext:value-type="float">
            <text:p>7387,194313</text:p>
          </table:table-cell>
          <table:table-cell office:value-type="float" office:value="14.50086338" calcext:value-type="float">
            <text:p>14,500863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=</text:p>
          </table:table-cell>
          <table:table-cell office:value-type="float" office:value="-2.651" calcext:value-type="float">
            <text:p>-2,651</text:p>
          </table:table-cell>
          <table:table-cell office:value-type="float" office:value="-2.525" calcext:value-type="float">
            <text:p>-2,525</text:p>
          </table:table-cell>
        </table:table-row>
        <table:table-row table:style-name="ro1">
          <table:table-cell office:value-type="float" office:value="8318.137584" calcext:value-type="float">
            <text:p>8318,137584</text:p>
          </table:table-cell>
          <table:table-cell office:value-type="float" office:value="10.67650608" calcext:value-type="float">
            <text:p>10,676506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30.057047" calcext:value-type="float">
            <text:p>930,057047</text:p>
          </table:table-cell>
          <table:table-cell office:value-type="float" office:value="18.74484539" calcext:value-type="float">
            <text:p>18,744845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364.10453" calcext:value-type="float">
            <text:p>8364,10453</text:p>
          </table:table-cell>
          <table:table-cell office:value-type="float" office:value="1.099356973" calcext:value-type="float">
            <text:p>1,0993569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R$1]*[.A4]^[.$R$2]+[.$R$3]" office:value-type="float" office:value="3.18718405964834" calcext:value-type="float">
            <text:p>3,1871840596</text:p>
          </table:table-cell>
          <table:table-cell table:formula="of:=[.$S$1]*[.I4]^[.$S$2]+[.$S$3]" office:value-type="float" office:value="3.13088417621768" calcext:value-type="float">
            <text:p>3,1308841762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197" calcext:value-type="float">
            <text:p>0,197</text:p>
          </table:table-cell>
          <table:table-cell office:value-type="float" office:value="0.2639" calcext:value-type="float">
            <text:p>0,2639</text:p>
          </table:table-cell>
        </table:table-row>
        <table:table-row table:style-name="ro1">
          <table:table-cell office:value-type="float" office:value="7340.2222" calcext:value-type="float">
            <text:p>7340,2222</text:p>
          </table:table-cell>
          <table:table-cell office:value-type="float" office:value="10.63388481" calcext:value-type="float">
            <text:p>10,633884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5.1822222" calcext:value-type="float">
            <text:p>955,1822222</text:p>
          </table:table-cell>
          <table:table-cell office:value-type="float" office:value="21.3353675" calcext:value-type="float">
            <text:p>21,335367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993.866279" calcext:value-type="float">
            <text:p>6993,866279</text:p>
          </table:table-cell>
          <table:table-cell office:value-type="float" office:value="18.20042237" calcext:value-type="float">
            <text:p>18,200422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R$1]*[.A5]^[.$R$2]+[.$R$3]" office:value-type="float" office:value="3.82005593282265" calcext:value-type="float">
            <text:p>3,8200559328</text:p>
          </table:table-cell>
          <table:table-cell table:formula="of:=[.$S$1]*[.I5]^[.$S$2]+[.$S$3]" office:value-type="float" office:value="4.007652709657" calcext:value-type="float">
            <text:p>4,0076527097</text:p>
          </table:table-cell>
          <table:table-cell table:number-columns-repeated="4"/>
        </table:table-row>
        <table:table-row table:style-name="ro1">
          <table:table-cell office:value-type="float" office:value="6053.363328" calcext:value-type="float">
            <text:p>6053,363328</text:p>
          </table:table-cell>
          <table:table-cell office:value-type="float" office:value="20.63953086" calcext:value-type="float">
            <text:p>20,639530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1.7826825" calcext:value-type="float">
            <text:p>991,7826825</text:p>
          </table:table-cell>
          <table:table-cell office:value-type="float" office:value="19.40306906" calcext:value-type="float">
            <text:p>19,4030690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67.105651" calcext:value-type="float">
            <text:p>5767,105651</text:p>
          </table:table-cell>
          <table:table-cell office:value-type="float" office:value="6.662531744" calcext:value-type="float">
            <text:p>6,6625317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R$1]*[.A6]^[.$R$2]+[.$R$3]" office:value-type="float" office:value="4.93236817286247" calcext:value-type="float">
            <text:p>4,9323681729</text:p>
          </table:table-cell>
          <table:table-cell table:formula="of:=[.$S$1]*[.I6]^[.$S$2]+[.$S$3]" office:value-type="float" office:value="5.10558406079907" calcext:value-type="float">
            <text:p>5,1055840608</text:p>
          </table:table-cell>
          <table:table-cell table:number-columns-repeated="4"/>
        </table:table-row>
        <table:table-row table:style-name="ro1">
          <table:table-cell office:value-type="float" office:value="5216.61082" calcext:value-type="float">
            <text:p>5216,61082</text:p>
          </table:table-cell>
          <table:table-cell office:value-type="float" office:value="16.16344382" calcext:value-type="float">
            <text:p>16,163443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4.010471" calcext:value-type="float">
            <text:p>1024,010471</text:p>
          </table:table-cell>
          <table:table-cell office:value-type="float" office:value="20.92244205" calcext:value-type="float">
            <text:p>20,9224420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29.89899" calcext:value-type="float">
            <text:p>5029,89899</text:p>
          </table:table-cell>
          <table:table-cell office:value-type="float" office:value="13.27543866" calcext:value-type="float">
            <text:p>13,275438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R$1]*[.A7]^[.$R$2]+[.$R$3]" office:value-type="float" office:value="5.91993723035534" calcext:value-type="float">
            <text:p>5,9199372304</text:p>
          </table:table-cell>
          <table:table-cell table:formula="of:=[.$S$1]*[.I7]^[.$S$2]+[.$S$3]" office:value-type="float" office:value="5.99428973795923" calcext:value-type="float">
            <text:p>5,994289738</text:p>
          </table:table-cell>
          <table:table-cell table:number-columns-repeated="4"/>
        </table:table-row>
        <table:table-row table:style-name="ro1">
          <table:table-cell office:value-type="float" office:value="4366.262745" calcext:value-type="float">
            <text:p>4366,262745</text:p>
          </table:table-cell>
          <table:table-cell office:value-type="float" office:value="5.409648634" calcext:value-type="float">
            <text:p>5,4096486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77.421569" calcext:value-type="float">
            <text:p>1077,421569</text:p>
          </table:table-cell>
          <table:table-cell office:value-type="float" office:value="14.75714269" calcext:value-type="float">
            <text:p>14,757142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334.347917" calcext:value-type="float">
            <text:p>4334,347917</text:p>
          </table:table-cell>
          <table:table-cell office:value-type="float" office:value="3.084537349" calcext:value-type="float">
            <text:p>3,0845373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R$1]*[.A8]^[.$R$2]+[.$R$3]" office:value-type="float" office:value="7.27149413818951" calcext:value-type="float">
            <text:p>7,2714941382</text:p>
          </table:table-cell>
          <table:table-cell table:formula="of:=[.$S$1]*[.I8]^[.$S$2]+[.$S$3]" office:value-type="float" office:value="7.0793345512514" calcext:value-type="float">
            <text:p>7,0793345513</text:p>
          </table:table-cell>
          <table:table-cell table:number-columns-repeated="4"/>
        </table:table-row>
        <table:table-row table:style-name="ro1">
          <table:table-cell office:value-type="float" office:value="3956.949782" calcext:value-type="float">
            <text:p>3956,949782</text:p>
          </table:table-cell>
          <table:table-cell office:value-type="float" office:value="6.298929863" calcext:value-type="float">
            <text:p>6,29892986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9.593886" calcext:value-type="float">
            <text:p>1109,593886</text:p>
          </table:table-cell>
          <table:table-cell office:value-type="float" office:value="16.7488814" calcext:value-type="float">
            <text:p>16,74888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75.203271" calcext:value-type="float">
            <text:p>3875,203271</text:p>
          </table:table-cell>
          <table:table-cell office:value-type="float" office:value="14.34596848" calcext:value-type="float">
            <text:p>14,345968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R$1]*[.A9]^[.$R$2]+[.$R$3]" office:value-type="float" office:value="8.10867795533021" calcext:value-type="float">
            <text:p>8,1086779553</text:p>
          </table:table-cell>
          <table:table-cell table:formula="of:=[.$S$1]*[.I9]^[.$S$2]+[.$S$3]" office:value-type="float" office:value="7.98585791743787" calcext:value-type="float">
            <text:p>7,9858579174</text:p>
          </table:table-cell>
          <table:table-cell table:number-columns-repeated="4"/>
        </table:table-row>
        <table:table-row table:style-name="ro1">
          <table:table-cell office:value-type="float" office:value="3629.119926" calcext:value-type="float">
            <text:p>3629,119926</text:p>
          </table:table-cell>
          <table:table-cell office:value-type="float" office:value="14.91186932" calcext:value-type="float">
            <text:p>14,911869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53.330258" calcext:value-type="float">
            <text:p>1153,330258</text:p>
          </table:table-cell>
          <table:table-cell office:value-type="float" office:value="13.14185195" calcext:value-type="float">
            <text:p>13,1418519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01.318182" calcext:value-type="float">
            <text:p>3501,318182</text:p>
          </table:table-cell>
          <table:table-cell office:value-type="float" office:value="13.18372197" calcext:value-type="float">
            <text:p>13,1837219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R$1]*[.A10]^[.$R$2]+[.$R$3]" office:value-type="float" office:value="8.90231870776707" calcext:value-type="float">
            <text:p>8,9023187078</text:p>
          </table:table-cell>
          <table:table-cell table:formula="of:=[.$S$1]*[.I10]^[.$S$2]+[.$S$3]" office:value-type="float" office:value="8.88093359154306" calcext:value-type="float">
            <text:p>8,8809335915</text:p>
          </table:table-cell>
          <table:table-cell table:number-columns-repeated="4"/>
        </table:table-row>
        <table:table-row table:style-name="ro1">
          <table:table-cell office:value-type="float" office:value="3264.490872" calcext:value-type="float">
            <text:p>3264,490872</text:p>
          </table:table-cell>
          <table:table-cell office:value-type="float" office:value="23.59965315" calcext:value-type="float">
            <text:p>23,599653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99.407708" calcext:value-type="float">
            <text:p>1199,407708</text:p>
          </table:table-cell>
          <table:table-cell office:value-type="float" office:value="15.4685476" calcext:value-type="float">
            <text:p>15,468547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20.025641" calcext:value-type="float">
            <text:p>3120,025641</text:p>
          </table:table-cell>
          <table:table-cell office:value-type="float" office:value="14.77335743" calcext:value-type="float">
            <text:p>14,773357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$R$1]*[.A11]^[.$R$2]+[.$R$3]" office:value-type="float" office:value="9.95416454270747" calcext:value-type="float">
            <text:p>9,9541645427</text:p>
          </table:table-cell>
          <table:table-cell table:formula="of:=[.$S$1]*[.I11]^[.$S$2]+[.$S$3]" office:value-type="float" office:value="9.99098330488093" calcext:value-type="float">
            <text:p>9,9909833049</text:p>
          </table:table-cell>
          <table:table-cell table:number-columns-repeated="4"/>
        </table:table-row>
        <table:table-row table:style-name="ro1">
          <table:table-cell office:value-type="float" office:value="2902.293996" calcext:value-type="float">
            <text:p>2902,293996</text:p>
          </table:table-cell>
          <table:table-cell office:value-type="float" office:value="17.41612569" calcext:value-type="float">
            <text:p>17,416125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71.832298" calcext:value-type="float">
            <text:p>1271,832298</text:p>
          </table:table-cell>
          <table:table-cell office:value-type="float" office:value="14.92295022" calcext:value-type="float">
            <text:p>14,922950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15.218324" calcext:value-type="float">
            <text:p>2815,218324</text:p>
          </table:table-cell>
          <table:table-cell office:value-type="float" office:value="14.45214917" calcext:value-type="float">
            <text:p>14,452149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R$1]*[.A12]^[.$R$2]+[.$R$3]" office:value-type="float" office:value="11.2350063386024" calcext:value-type="float">
            <text:p>11,2350063386</text:p>
          </table:table-cell>
          <table:table-cell table:formula="of:=[.$S$1]*[.I12]^[.$S$2]+[.$S$3]" office:value-type="float" office:value="11.0715083785385" calcext:value-type="float">
            <text:p>11,0715083785</text:p>
          </table:table-cell>
          <table:table-cell table:number-columns-repeated="4"/>
        </table:table-row>
        <table:table-row table:style-name="ro1">
          <table:table-cell office:value-type="float" office:value="2685.820809" calcext:value-type="float">
            <text:p>2685,820809</text:p>
          </table:table-cell>
          <table:table-cell office:value-type="float" office:value="13.1103465" calcext:value-type="float">
            <text:p>13,110346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46.626204" calcext:value-type="float">
            <text:p>1346,626204</text:p>
          </table:table-cell>
          <table:table-cell office:value-type="float" office:value="14.91862859" calcext:value-type="float">
            <text:p>14,9186285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94.338488" calcext:value-type="float">
            <text:p>2594,338488</text:p>
          </table:table-cell>
          <table:table-cell office:value-type="float" office:value="10.47057059" calcext:value-type="float">
            <text:p>10,4705705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$R$1]*[.A13]^[.$R$2]+[.$R$3]" office:value-type="float" office:value="12.1496152313277" calcext:value-type="float">
            <text:p>12,1496152313</text:p>
          </table:table-cell>
          <table:table-cell table:formula="of:=[.$S$1]*[.I13]^[.$S$2]+[.$S$3]" office:value-type="float" office:value="11.9964812416882" calcext:value-type="float">
            <text:p>11,9964812417</text:p>
          </table:table-cell>
          <table:table-cell table:number-columns-repeated="4"/>
        </table:table-row>
        <table:table-row table:style-name="ro1">
          <table:table-cell office:value-type="float" office:value="2560.291417" calcext:value-type="float">
            <text:p>2560,291417</text:p>
          </table:table-cell>
          <table:table-cell office:value-type="float" office:value="5.091469343" calcext:value-type="float">
            <text:p>5,09146934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80.49501" calcext:value-type="float">
            <text:p>1380,49501</text:p>
          </table:table-cell>
          <table:table-cell office:value-type="float" office:value="15.5609187" calcext:value-type="float">
            <text:p>15,56091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426.931271" calcext:value-type="float">
            <text:p>2426,931271</text:p>
          </table:table-cell>
          <table:table-cell office:value-type="float" office:value="8.351929511" calcext:value-type="float">
            <text:p>8,3519295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R$1]*[.A14]^[.$R$2]+[.$R$3]" office:value-type="float" office:value="12.744220464267" calcext:value-type="float">
            <text:p>12,7442204643</text:p>
          </table:table-cell>
          <table:table-cell table:formula="of:=[.$S$1]*[.I14]^[.$S$2]+[.$S$3]" office:value-type="float" office:value="12.7980626550416" calcext:value-type="float">
            <text:p>12,798062655</text:p>
          </table:table-cell>
          <table:table-cell table:number-columns-repeated="4"/>
        </table:table-row>
        <table:table-row table:style-name="ro1">
          <table:table-cell office:value-type="float" office:value="2354.944805" calcext:value-type="float">
            <text:p>2354,944805</text:p>
          </table:table-cell>
          <table:table-cell office:value-type="float" office:value="13.56634272" calcext:value-type="float">
            <text:p>13,5663427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.873377" calcext:value-type="float">
            <text:p>1527,873377</text:p>
          </table:table-cell>
          <table:table-cell office:value-type="float" office:value="11.66246918" calcext:value-type="float">
            <text:p>11,662469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17.032895" calcext:value-type="float">
            <text:p>2217,032895</text:p>
          </table:table-cell>
          <table:table-cell office:value-type="float" office:value="13.66472814" calcext:value-type="float">
            <text:p>13,664728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$R$1]*[.A15]^[.$R$2]+[.$R$3]" office:value-type="float" office:value="13.8406578184975" calcext:value-type="float">
            <text:p>13,8406578185</text:p>
          </table:table-cell>
          <table:table-cell table:formula="of:=[.$S$1]*[.I15]^[.$S$2]+[.$S$3]" office:value-type="float" office:value="13.9562413523096" calcext:value-type="float">
            <text:p>13,9562413523</text:p>
          </table:table-cell>
          <table:table-cell table:number-columns-repeated="4"/>
        </table:table-row>
        <table:table-row table:style-name="ro1">
          <table:table-cell office:value-type="float" office:value="2191.632399" calcext:value-type="float">
            <text:p>2191,632399</text:p>
          </table:table-cell>
          <table:table-cell office:value-type="float" office:value="11.32040077" calcext:value-type="float">
            <text:p>11,3204007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11.165109" calcext:value-type="float">
            <text:p>1611,165109</text:p>
          </table:table-cell>
          <table:table-cell office:value-type="float" office:value="11.79976361" calcext:value-type="float">
            <text:p>11,7997636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91.435986" calcext:value-type="float">
            <text:p>2091,435986</text:p>
          </table:table-cell>
          <table:table-cell office:value-type="float" office:value="13.6990725" calcext:value-type="float">
            <text:p>13,69907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$R$1]*[.A16]^[.$R$2]+[.$R$3]" office:value-type="float" office:value="14.8454326688081" calcext:value-type="float">
            <text:p>14,8454326688</text:p>
          </table:table-cell>
          <table:table-cell table:formula="of:=[.$S$1]*[.I16]^[.$S$2]+[.$S$3]" office:value-type="float" office:value="14.748934532932" calcext:value-type="float">
            <text:p>14,7489345329</text:p>
          </table:table-cell>
          <table:table-cell table:number-columns-repeated="4"/>
        </table:table-row>
        <table:table-row table:style-name="ro1">
          <table:table-cell office:value-type="float" office:value="2066.078067" calcext:value-type="float">
            <text:p>2066,078067</text:p>
          </table:table-cell>
          <table:table-cell office:value-type="float" office:value="12.78698231" calcext:value-type="float">
            <text:p>12,786982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99.710037" calcext:value-type="float">
            <text:p>1699,710037</text:p>
          </table:table-cell>
          <table:table-cell office:value-type="float" office:value="10.51983132" calcext:value-type="float">
            <text:p>10,5198313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70.516373" calcext:value-type="float">
            <text:p>1970,516373</text:p>
          </table:table-cell>
          <table:table-cell office:value-type="float" office:value="14.46224509" calcext:value-type="float">
            <text:p>14,4622450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$R$1]*[.A17]^[.$R$2]+[.$R$3]" office:value-type="float" office:value="15.7157797505368" calcext:value-type="float">
            <text:p>15,7157797505</text:p>
          </table:table-cell>
          <table:table-cell table:formula="of:=[.$S$1]*[.I17]^[.$S$2]+[.$S$3]" office:value-type="float" office:value="15.5977937169667" calcext:value-type="float">
            <text:p>15,597793717</text:p>
          </table:table-cell>
          <table:table-cell table:number-columns-repeated="4"/>
        </table:table-row>
        <table:table-row table:style-name="ro1">
          <table:table-cell office:value-type="float" office:value="1944.336323" calcext:value-type="float">
            <text:p>1944,336323</text:p>
          </table:table-cell>
          <table:table-cell office:value-type="float" office:value="8.671838806" calcext:value-type="float">
            <text:p>8,67183880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06.977578" calcext:value-type="float">
            <text:p>1806,977578</text:p>
          </table:table-cell>
          <table:table-cell office:value-type="float" office:value="7.221321163" calcext:value-type="float">
            <text:p>7,2213211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06.977578" calcext:value-type="float">
            <text:p>1806,977578</text:p>
          </table:table-cell>
          <table:table-cell office:value-type="float" office:value="7.221321163" calcext:value-type="float">
            <text:p>7,2213211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R$1]*[.A18]^[.$R$2]+[.$R$3]" office:value-type="float" office:value="16.6569997095133" calcext:value-type="float">
            <text:p>16,6569997095</text:p>
          </table:table-cell>
          <table:table-cell table:formula="of:=[.$S$1]*[.I18]^[.$S$2]+[.$S$3]" office:value-type="float" office:value="16.9077348280805" calcext:value-type="float">
            <text:p>16,9077348281</text:p>
          </table:table-cell>
          <table:table-cell table:number-columns-repeated="4"/>
        </table:table-row>
        <table:table-row table:style-name="ro1">
          <table:table-cell office:value-type="float" office:value="1756.851385" calcext:value-type="float">
            <text:p>1756,851385</text:p>
          </table:table-cell>
          <table:table-cell office:value-type="float" office:value="14.36973377" calcext:value-type="float">
            <text:p>14,3697337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70.516373" calcext:value-type="float">
            <text:p>1970,516373</text:p>
          </table:table-cell>
          <table:table-cell office:value-type="float" office:value="14.46224509" calcext:value-type="float">
            <text:p>14,4622450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99.710037" calcext:value-type="float">
            <text:p>1699,710037</text:p>
          </table:table-cell>
          <table:table-cell office:value-type="float" office:value="10.51983132" calcext:value-type="float">
            <text:p>10,5198313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$R$1]*[.A19]^[.$R$2]+[.$R$3]" office:value-type="float" office:value="18.3371813291342" calcext:value-type="float">
            <text:p>18,3371813291</text:p>
          </table:table-cell>
          <table:table-cell table:formula="of:=[.$S$1]*[.I19]^[.$S$2]+[.$S$3]" office:value-type="float" office:value="17.889673702882" calcext:value-type="float">
            <text:p>17,8896737029</text:p>
          </table:table-cell>
          <table:table-cell table:number-columns-repeated="4"/>
        </table:table-row>
        <table:table-row table:style-name="ro1">
          <table:table-cell office:value-type="float" office:value="1677.359862" calcext:value-type="float">
            <text:p>1677,359862</text:p>
          </table:table-cell>
          <table:table-cell office:value-type="float" office:value="16.10041741" calcext:value-type="float">
            <text:p>16,1004174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91.435986" calcext:value-type="float">
            <text:p>2091,435986</text:p>
          </table:table-cell>
          <table:table-cell office:value-type="float" office:value="13.6990725" calcext:value-type="float">
            <text:p>13,69907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11.165109" calcext:value-type="float">
            <text:p>1611,165109</text:p>
          </table:table-cell>
          <table:table-cell office:value-type="float" office:value="11.79976361" calcext:value-type="float">
            <text:p>11,7997636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$R$1]*[.A20]^[.$R$2]+[.$R$3]" office:value-type="float" office:value="19.1523045868995" calcext:value-type="float">
            <text:p>19,1523045869</text:p>
          </table:table-cell>
          <table:table-cell table:formula="of:=[.$S$1]*[.I20]^[.$S$2]+[.$S$3]" office:value-type="float" office:value="18.7886616250719" calcext:value-type="float">
            <text:p>18,7886616251</text:p>
          </table:table-cell>
          <table:table-cell table:number-columns-repeated="4"/>
        </table:table-row>
        <table:table-row table:style-name="ro1">
          <table:table-cell office:value-type="float" office:value="1603.756579" calcext:value-type="float">
            <text:p>1603,756579</text:p>
          </table:table-cell>
          <table:table-cell office:value-type="float" office:value="6.975518006" calcext:value-type="float">
            <text:p>6,97551800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17.032895" calcext:value-type="float">
            <text:p>2217,032895</text:p>
          </table:table-cell>
          <table:table-cell office:value-type="float" office:value="13.66472814" calcext:value-type="float">
            <text:p>13,664728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27.873377" calcext:value-type="float">
            <text:p>1527,873377</text:p>
          </table:table-cell>
          <table:table-cell office:value-type="float" office:value="11.66246918" calcext:value-type="float">
            <text:p>11,662469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$R$1]*[.A21]^[.$R$2]+[.$R$3]" office:value-type="float" office:value="19.9724497207276" calcext:value-type="float">
            <text:p>19,9724497207</text:p>
          </table:table-cell>
          <table:table-cell table:formula="of:=[.$S$1]*[.I21]^[.$S$2]+[.$S$3]" office:value-type="float" office:value="19.7197231140631" calcext:value-type="float">
            <text:p>19,7197231141</text:p>
          </table:table-cell>
          <table:table-cell table:number-columns-repeated="4"/>
        </table:table-row>
        <table:table-row table:style-name="ro1">
          <table:table-cell office:value-type="float" office:value="1492.209622" calcext:value-type="float">
            <text:p>1492,209622</text:p>
          </table:table-cell>
          <table:table-cell office:value-type="float" office:value="12.64085085" calcext:value-type="float">
            <text:p>12,6408508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426.931271" calcext:value-type="float">
            <text:p>2426,931271</text:p>
          </table:table-cell>
          <table:table-cell office:value-type="float" office:value="8.351929511" calcext:value-type="float">
            <text:p>8,3519295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80.49501" calcext:value-type="float">
            <text:p>1380,49501</text:p>
          </table:table-cell>
          <table:table-cell office:value-type="float" office:value="15.5609187" calcext:value-type="float">
            <text:p>15,56091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$R$1]*[.A22]^[.$R$2]+[.$R$3]" office:value-type="float" office:value="21.3551595360737" calcext:value-type="float">
            <text:p>21,3551595361</text:p>
          </table:table-cell>
          <table:table-cell table:formula="of:=[.$S$1]*[.I22]^[.$S$2]+[.$S$3]" office:value-type="float" office:value="21.613557365087" calcext:value-type="float">
            <text:p>21,6135573651</text:p>
          </table:table-cell>
          <table:table-cell table:number-columns-repeated="4"/>
        </table:table-row>
        <table:table-row table:style-name="ro1">
          <table:table-cell office:value-type="float" office:value="1435.164948" calcext:value-type="float">
            <text:p>1435,164948</text:p>
          </table:table-cell>
          <table:table-cell office:value-type="float" office:value="6.884187388" calcext:value-type="float">
            <text:p>6,8841873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94.338488" calcext:value-type="float">
            <text:p>2594,338488</text:p>
          </table:table-cell>
          <table:table-cell office:value-type="float" office:value="10.47057059" calcext:value-type="float">
            <text:p>10,4705705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46.626204" calcext:value-type="float">
            <text:p>1346,626204</text:p>
          </table:table-cell>
          <table:table-cell office:value-type="float" office:value="14.91862859" calcext:value-type="float">
            <text:p>14,9186285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R$1]*[.A23]^[.$R$2]+[.$R$3]" office:value-type="float" office:value="22.1376430256771" calcext:value-type="float">
            <text:p>22,1376430257</text:p>
          </table:table-cell>
          <table:table-cell table:formula="of:=[.$S$1]*[.I23]^[.$S$2]+[.$S$3]" office:value-type="float" office:value="22.1013965131624" calcext:value-type="float">
            <text:p>22,1013965132</text:p>
          </table:table-cell>
          <table:table-cell table:number-columns-repeated="4"/>
        </table:table-row>
        <table:table-row table:style-name="ro1">
          <table:table-cell office:value-type="float" office:value="1368.446394" calcext:value-type="float">
            <text:p>1368,446394</text:p>
          </table:table-cell>
          <table:table-cell office:value-type="float" office:value="11.86611273" calcext:value-type="float">
            <text:p>11,8661127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15.218324" calcext:value-type="float">
            <text:p>2815,218324</text:p>
          </table:table-cell>
          <table:table-cell office:value-type="float" office:value="14.45214917" calcext:value-type="float">
            <text:p>14,452149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71.832298" calcext:value-type="float">
            <text:p>1271,832298</text:p>
          </table:table-cell>
          <table:table-cell office:value-type="float" office:value="14.92295022" calcext:value-type="float">
            <text:p>14,922950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$R$1]*[.A24]^[.$R$2]+[.$R$3]" office:value-type="float" office:value="23.1279611516713" calcext:value-type="float">
            <text:p>23,1279611517</text:p>
          </table:table-cell>
          <table:table-cell table:formula="of:=[.$S$1]*[.I24]^[.$S$2]+[.$S$3]" office:value-type="float" office:value="23.2614247314901" calcext:value-type="float">
            <text:p>23,2614247315</text:p>
          </table:table-cell>
          <table:table-cell table:number-columns-repeated="4"/>
        </table:table-row>
        <table:table-row table:style-name="ro1">
          <table:table-cell office:value-type="float" office:value="1313.357143" calcext:value-type="float">
            <text:p>1313,357143</text:p>
          </table:table-cell>
          <table:table-cell office:value-type="float" office:value="15.92411935" calcext:value-type="float">
            <text:p>15,9241193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20.025641" calcext:value-type="float">
            <text:p>3120,025641</text:p>
          </table:table-cell>
          <table:table-cell office:value-type="float" office:value="14.77335743" calcext:value-type="float">
            <text:p>14,773357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99.407708" calcext:value-type="float">
            <text:p>1199,407708</text:p>
          </table:table-cell>
          <table:table-cell office:value-type="float" office:value="15.4685476" calcext:value-type="float">
            <text:p>15,468547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R$1]*[.A25]^[.$R$2]+[.$R$3]" office:value-type="float" office:value="24.0145177540576" calcext:value-type="float">
            <text:p>24,0145177541</text:p>
          </table:table-cell>
          <table:table-cell table:formula="of:=[.$S$1]*[.I25]^[.$S$2]+[.$S$3]" office:value-type="float" office:value="24.5084572101646" calcext:value-type="float">
            <text:p>24,5084572102</text:p>
          </table:table-cell>
          <table:table-cell table:number-columns-repeated="4"/>
        </table:table-row>
        <table:table-row table:style-name="ro1">
          <table:table-cell office:value-type="float" office:value="1251.582888" calcext:value-type="float">
            <text:p>1251,582888</text:p>
          </table:table-cell>
          <table:table-cell office:value-type="float" office:value="11.80285138" calcext:value-type="float">
            <text:p>11,8028513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01.318182" calcext:value-type="float">
            <text:p>3501,318182</text:p>
          </table:table-cell>
          <table:table-cell office:value-type="float" office:value="13.18372197" calcext:value-type="float">
            <text:p>13,1837219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53.330258" calcext:value-type="float">
            <text:p>1153,330258</text:p>
          </table:table-cell>
          <table:table-cell office:value-type="float" office:value="13.14185195" calcext:value-type="float">
            <text:p>13,1418519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$R$1]*[.A26]^[.$R$2]+[.$R$3]" office:value-type="float" office:value="25.0929147570528" calcext:value-type="float">
            <text:p>25,0929147571</text:p>
          </table:table-cell>
          <table:table-cell table:formula="of:=[.$S$1]*[.I26]^[.$S$2]+[.$S$3]" office:value-type="float" office:value="25.3750949635681" calcext:value-type="float">
            <text:p>25,3750949636</text:p>
          </table:table-cell>
          <table:table-cell table:number-columns-repeated="4"/>
        </table:table-row>
        <table:table-row table:style-name="ro1">
          <table:table-cell office:value-type="float" office:value="1206.343458" calcext:value-type="float">
            <text:p>1206,343458</text:p>
          </table:table-cell>
          <table:table-cell office:value-type="float" office:value="15.85363189" calcext:value-type="float">
            <text:p>15,8536318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75.203271" calcext:value-type="float">
            <text:p>3875,203271</text:p>
          </table:table-cell>
          <table:table-cell office:value-type="float" office:value="14.34596848" calcext:value-type="float">
            <text:p>14,345968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09.593886" calcext:value-type="float">
            <text:p>1109,593886</text:p>
          </table:table-cell>
          <table:table-cell office:value-type="float" office:value="16.7488814" calcext:value-type="float">
            <text:p>16,74888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$R$1]*[.A27]^[.$R$2]+[.$R$3]" office:value-type="float" office:value="25.9462845042356" calcext:value-type="float">
            <text:p>25,9462845042</text:p>
          </table:table-cell>
          <table:table-cell table:formula="of:=[.$S$1]*[.I27]^[.$S$2]+[.$S$3]" office:value-type="float" office:value="26.2575805832426" calcext:value-type="float">
            <text:p>26,2575805832</text:p>
          </table:table-cell>
          <table:table-cell table:number-columns-repeated="4"/>
        </table:table-row>
        <table:table-row table:style-name="ro1">
          <table:table-cell office:value-type="float" office:value="1157.610417" calcext:value-type="float">
            <text:p>1157,610417</text:p>
          </table:table-cell>
          <table:table-cell office:value-type="float" office:value="10.20928376" calcext:value-type="float">
            <text:p>10,2092837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334.347917" calcext:value-type="float">
            <text:p>4334,347917</text:p>
          </table:table-cell>
          <table:table-cell office:value-type="float" office:value="3.084537349" calcext:value-type="float">
            <text:p>3,0845373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77.421569" calcext:value-type="float">
            <text:p>1077,421569</text:p>
          </table:table-cell>
          <table:table-cell office:value-type="float" office:value="14.75714269" calcext:value-type="float">
            <text:p>14,757142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$R$1]*[.A28]^[.$R$2]+[.$R$3]" office:value-type="float" office:value="26.9333300878204" calcext:value-type="float">
            <text:p>26,9333300878</text:p>
          </table:table-cell>
          <table:table-cell table:formula="of:=[.$S$1]*[.I28]^[.$S$2]+[.$S$3]" office:value-type="float" office:value="26.9478899208951" calcext:value-type="float">
            <text:p>26,9478899209</text:p>
          </table:table-cell>
          <table:table-cell table:number-columns-repeated="4"/>
        </table:table-row>
        <table:table-row table:style-name="ro1">
          <table:table-cell office:value-type="float" office:value="1113.545455" calcext:value-type="float">
            <text:p>1113,545455</text:p>
          </table:table-cell>
          <table:table-cell office:value-type="float" office:value="14.81640009" calcext:value-type="float">
            <text:p>14,8164000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29.89899" calcext:value-type="float">
            <text:p>5029,89899</text:p>
          </table:table-cell>
          <table:table-cell office:value-type="float" office:value="13.27543866" calcext:value-type="float">
            <text:p>13,275438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4.010471" calcext:value-type="float">
            <text:p>1024,010471</text:p>
          </table:table-cell>
          <table:table-cell office:value-type="float" office:value="20.92244205" calcext:value-type="float">
            <text:p>20,9224420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$R$1]*[.A29]^[.$R$2]+[.$R$3]" office:value-type="float" office:value="27.8933781817747" calcext:value-type="float">
            <text:p>27,8933781818</text:p>
          </table:table-cell>
          <table:table-cell table:formula="of:=[.$S$1]*[.I29]^[.$S$2]+[.$S$3]" office:value-type="float" office:value="28.1800057731681" calcext:value-type="float">
            <text:p>28,1800057732</text:p>
          </table:table-cell>
          <table:table-cell table:number-columns-repeated="4"/>
        </table:table-row>
        <table:table-row table:style-name="ro1">
          <table:table-cell office:value-type="float" office:value="1074.938575" calcext:value-type="float">
            <text:p>1074,938575</text:p>
          </table:table-cell>
          <table:table-cell office:value-type="float" office:value="15.93641114" calcext:value-type="float">
            <text:p>15,936411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67.105651" calcext:value-type="float">
            <text:p>5767,105651</text:p>
          </table:table-cell>
          <table:table-cell office:value-type="float" office:value="6.662531744" calcext:value-type="float">
            <text:p>6,6625317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1.7826825" calcext:value-type="float">
            <text:p>991,7826825</text:p>
          </table:table-cell>
          <table:table-cell office:value-type="float" office:value="19.40306906" calcext:value-type="float">
            <text:p>19,4030690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$R$1]*[.A30]^[.$R$2]+[.$R$3]" office:value-type="float" office:value="28.7932800797525" calcext:value-type="float">
            <text:p>28,7932800798</text:p>
          </table:table-cell>
          <table:table-cell table:formula="of:=[.$S$1]*[.I30]^[.$S$2]+[.$S$3]" office:value-type="float" office:value="28.9811885747801" calcext:value-type="float">
            <text:p>28,9811885748</text:p>
          </table:table-cell>
          <table:table-cell table:number-columns-repeated="4"/>
        </table:table-row>
        <table:table-row table:style-name="ro1">
          <table:table-cell office:value-type="float" office:value="1028.267442" calcext:value-type="float">
            <text:p>1028,267442</text:p>
          </table:table-cell>
          <table:table-cell office:value-type="float" office:value="18.54060561" calcext:value-type="float">
            <text:p>18,5406056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993.866279" calcext:value-type="float">
            <text:p>6993,866279</text:p>
          </table:table-cell>
          <table:table-cell office:value-type="float" office:value="18.20042237" calcext:value-type="float">
            <text:p>18,200422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5.1822222" calcext:value-type="float">
            <text:p>955,1822222</text:p>
          </table:table-cell>
          <table:table-cell office:value-type="float" office:value="21.3353675" calcext:value-type="float">
            <text:p>21,335367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$R$1]*[.A31]^[.$R$2]+[.$R$3]" office:value-type="float" office:value="29.9630822939825" calcext:value-type="float">
            <text:p>29,963082294</text:p>
          </table:table-cell>
          <table:table-cell table:formula="of:=[.$S$1]*[.I31]^[.$S$2]+[.$S$3]" office:value-type="float" office:value="29.9500566010749" calcext:value-type="float">
            <text:p>29,9500566011</text:p>
          </table:table-cell>
          <table:table-cell table:number-columns-repeated="4"/>
        </table:table-row>
        <table:table-row table:style-name="ro1">
          <table:table-cell office:value-type="float" office:value="979.5052265" calcext:value-type="float">
            <text:p>979,5052265</text:p>
          </table:table-cell>
          <table:table-cell office:value-type="float" office:value="16.28061224" calcext:value-type="float">
            <text:p>16,280612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364.10453" calcext:value-type="float">
            <text:p>8364,10453</text:p>
          </table:table-cell>
          <table:table-cell office:value-type="float" office:value="1.099356973" calcext:value-type="float">
            <text:p>1,0993569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30.057047" calcext:value-type="float">
            <text:p>930,057047</text:p>
          </table:table-cell>
          <table:table-cell office:value-type="float" office:value="18.74484539" calcext:value-type="float">
            <text:p>18,744845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$R$1]*[.A32]^[.$R$2]+[.$R$3]" office:value-type="float" office:value="31.2933736317053" calcext:value-type="float">
            <text:p>31,2933736317</text:p>
          </table:table-cell>
          <table:table-cell table:formula="of:=[.$S$1]*[.I32]^[.$S$2]+[.$S$3]" office:value-type="float" office:value="30.6548870033146" calcext:value-type="float">
            <text:p>30,6548870033</text:p>
          </table:table-cell>
          <table:table-cell table:number-columns-repeated="4"/>
        </table:table-row>
        <table:table-row table:style-name="ro1">
          <table:table-cell office:value-type="float" office:value="960.6421801" calcext:value-type="float">
            <text:p>960,6421801</text:p>
          </table:table-cell>
          <table:table-cell office:value-type="float" office:value="15.22119447" calcext:value-type="float">
            <text:p>15,2211944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387.194313" calcext:value-type="float">
            <text:p>7387,194313</text:p>
          </table:table-cell>
          <table:table-cell office:value-type="float" office:value="14.50086338" calcext:value-type="float">
            <text:p>14,500863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4.1445087" calcext:value-type="float">
            <text:p>904,1445087</text:p>
          </table:table-cell>
          <table:table-cell office:value-type="float" office:value="21.35786291" calcext:value-type="float">
            <text:p>21,3578629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$R$1]*[.A33]^[.$R$2]+[.$R$3]" office:value-type="float" office:value="31.840912582676" calcext:value-type="float">
            <text:p>31,8409125827</text:p>
          </table:table-cell>
          <table:table-cell table:formula="of:=[.$S$1]*[.I33]^[.$S$2]+[.$S$3]" office:value-type="float" office:value="31.4187475073994" calcext:value-type="float">
            <text:p>31,418747507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rkusz1.I2:Arkusz1.L3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.00.0000</text:date>, <text:time style:data-style-name="N2" text:time-value="23:34:04.44474411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42:01.283041861</meta:creation-date>
    <dc:date>2017-05-27T00:19:44.714586748</dc:date>
    <meta:editing-duration>PT6H14M18S</meta:editing-duration>
    <meta:editing-cycles>8</meta:editing-cycles>
    <meta:generator>LibreOffice/5.1.6.2$Linux_X86_64 LibreOffice_project/10m0$Build-2</meta:generator>
    <meta:document-statistic meta:table-count="1" meta:cell-count="4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one" chart:link-data-style-to-source="true" chart:error-upper-range="Arkusz1.B3:Arkusz1.B33" chart:error-lower-range="Arkusz1.B3:Arkusz1.B3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7cm" svg:height="14.803cm" xlink:href=".." xlink:type="simple" chart:class="chart:scatter" chart:style-name="ch1">
        <chart:title svg:x="6.917cm" svg:y="0.431cm" chart:style-name="ch2">
          <text:p>Charakterystyka czujników Sharp GP2Y0A41SK0F</text:p>
        </chart:title>
        <chart:legend chart:legend-position="bottom" svg:x="6.696cm" svg:y="13.861cm" style:legend-expansion="wide" chart:style-name="ch3"/>
        <chart:plot-area chart:style-name="ch4" table:cell-range-address="Arkusz1.C3:Arkusz1.C33 Arkusz1.A2:Arkusz1.A33 Arkusz1.I2:Arkusz1.I33" chart:data-source-has-labels="row" svg:x="1.795cm" svg:y="1.824cm" svg:width="25.91cm" svg:height="10.541cm">
          <chartooo:coordinate-region svg:x="2.787cm" svg:y="2.023cm" svg:width="24.731cm" svg:height="9.695cm"/>
          <chart:axis chart:dimension="x" chart:name="primary-x" chart:style-name="ch5">
            <chart:title svg:x="12.338cm" svg:y="12.662cm" chart:style-name="ch6">
              <text:p>Odległość do kulki [cm]</text:p>
            </chart:title>
            <chart:grid chart:style-name="ch7" chart:class="major"/>
          </chart:axis>
          <chart:axis chart:dimension="y" chart:name="primary-y" chart:style-name="ch8">
            <chart:title svg:x="0.451cm" svg:y="9.889cm" chart:style-name="ch9">
              <text:p>Wartość z czujnika po ADC</text:p>
            </chart:title>
            <chart:grid chart:style-name="ch7" chart:class="major"/>
          </chart:axis>
          <chart:series chart:style-name="ch10" chart:values-cell-range-address="Arkusz1.A3:Arkusz1.A33" chart:label-cell-address="Arkusz1.A2:Arkusz1.A2" chart:class="chart:scatter">
            <chart:domain table:cell-range-address="Arkusz1.C3:Arkusz1.C33"/>
            <chart:data-point chart:repeated="31"/>
          </chart:series>
          <chart:series chart:style-name="ch11" chart:values-cell-range-address="Arkusz1.I3:Arkusz1.I33" chart:label-cell-address="Arkusz1.I2:Arkusz1.I2" chart:class="chart:scatter">
            <chart:domain table:cell-range-address="Arkusz1.K3:Arkusz1.K33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Wartość z czujnika lewego</text:p>
                <draw:g>
                  <svg:desc>Arkusz1.A2:Arkusz1.A2</svg:desc>
                </draw:g>
              </table:table-cell>
              <table:table-cell office:value-type="string">
                <text:p>Kolumna K</text:p>
              </table:table-cell>
              <table:table-cell office:value-type="string">
                <text:p>Wartość z czujnika prawego</text:p>
                <draw:g>
                  <svg:desc>Arkusz1.I2:Arkusz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1.C3:Arkusz1.C33</svg:desc>
                </draw:g>
              </table:table-cell>
              <table:table-cell office:value-type="float" office:value="7780.799615">
                <text:p>7780.799615</text:p>
                <draw:g>
                  <svg:desc>Arkusz1.A3:Arkusz1.A33</svg:desc>
                </draw:g>
              </table:table-cell>
              <table:table-cell office:value-type="float" office:value="2">
                <text:p>2</text:p>
                <draw:g>
                  <svg:desc>Arkusz1.K3:Arkusz1.K33</svg:desc>
                </draw:g>
              </table:table-cell>
              <table:table-cell office:value-type="float" office:value="7387.194313">
                <text:p>7387.194313</text:p>
                <draw:g>
                  <svg:desc>Arkusz1.I3:Arkusz1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318.137584">
                <text:p>8318.137584</text:p>
              </table:table-cell>
              <table:table-cell office:value-type="float" office:value="3">
                <text:p>3</text:p>
              </table:table-cell>
              <table:table-cell office:value-type="float" office:value="8364.10453">
                <text:p>8364.10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340.2222">
                <text:p>7340.2222</text:p>
              </table:table-cell>
              <table:table-cell office:value-type="float" office:value="4">
                <text:p>4</text:p>
              </table:table-cell>
              <table:table-cell office:value-type="float" office:value="6993.866279">
                <text:p>6993.866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5">
                <text:p>5</text:p>
              </table:table-cell>
              <table:table-cell office:value-type="float" office:value="5767.105651">
                <text:p>5767.105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216.61082">
                <text:p>5216.61082</text:p>
              </table:table-cell>
              <table:table-cell office:value-type="float" office:value="6">
                <text:p>6</text:p>
              </table:table-cell>
              <table:table-cell office:value-type="float" office:value="5029.89899">
                <text:p>5029.89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">
                <text:p>7</text:p>
              </table:table-cell>
              <table:table-cell office:value-type="float" office:value="4334.347917">
                <text:p>4334.347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">
                <text:p>8</text:p>
              </table:table-cell>
              <table:table-cell office:value-type="float" office:value="3875.203271">
                <text:p>3875.203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9">
                <text:p>9</text:p>
              </table:table-cell>
              <table:table-cell office:value-type="float" office:value="3501.318182">
                <text:p>3501.3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10">
                <text:p>10</text:p>
              </table:table-cell>
              <table:table-cell office:value-type="float" office:value="3120.025641">
                <text:p>3120.0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">
                <text:p>11</text:p>
              </table:table-cell>
              <table:table-cell office:value-type="float" office:value="2815.218324">
                <text:p>2815.218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">
                <text:p>12</text:p>
              </table:table-cell>
              <table:table-cell office:value-type="float" office:value="2594.338488">
                <text:p>2594.338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3">
                <text:p>13</text:p>
              </table:table-cell>
              <table:table-cell office:value-type="float" office:value="2426.931271">
                <text:p>2426.931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4">
                <text:p>14</text:p>
              </table:table-cell>
              <table:table-cell office:value-type="float" office:value="2217.032895">
                <text:p>2217.032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5">
                <text:p>15</text:p>
              </table:table-cell>
              <table:table-cell office:value-type="float" office:value="2091.435986">
                <text:p>2091.435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6">
                <text:p>16</text:p>
              </table:table-cell>
              <table:table-cell office:value-type="float" office:value="1970.516373">
                <text:p>1970.516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7">
                <text:p>17</text:p>
              </table:table-cell>
              <table:table-cell office:value-type="float" office:value="1806.977578">
                <text:p>1806.977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">
                <text:p>18</text:p>
              </table:table-cell>
              <table:table-cell office:value-type="float" office:value="1699.710037">
                <text:p>1699.710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">
                <text:p>19</text:p>
              </table:table-cell>
              <table:table-cell office:value-type="float" office:value="1611.165109">
                <text:p>1611.165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20">
                <text:p>20</text:p>
              </table:table-cell>
              <table:table-cell office:value-type="float" office:value="1527.873377">
                <text:p>1527.873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">
                <text:p>21</text:p>
              </table:table-cell>
              <table:table-cell office:value-type="float" office:value="1380.49501">
                <text:p>1380.4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">
                <text:p>22</text:p>
              </table:table-cell>
              <table:table-cell office:value-type="float" office:value="1346.626204">
                <text:p>1346.626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">
                <text:p>23</text:p>
              </table:table-cell>
              <table:table-cell office:value-type="float" office:value="1271.832298">
                <text:p>1271.832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">
                <text:p>24</text:p>
              </table:table-cell>
              <table:table-cell office:value-type="float" office:value="1199.407708">
                <text:p>1199.407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">
                <text:p>25</text:p>
              </table:table-cell>
              <table:table-cell office:value-type="float" office:value="1153.330258">
                <text:p>1153.330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6">
                <text:p>26</text:p>
              </table:table-cell>
              <table:table-cell office:value-type="float" office:value="1109.593886">
                <text:p>1109.593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7">
                <text:p>27</text:p>
              </table:table-cell>
              <table:table-cell office:value-type="float" office:value="1077.421569">
                <text:p>1077.421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8">
                <text:p>28</text:p>
              </table:table-cell>
              <table:table-cell office:value-type="float" office:value="1024.010471">
                <text:p>1024.010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9">
                <text:p>29</text:p>
              </table:table-cell>
              <table:table-cell office:value-type="float" office:value="991.7826825">
                <text:p>991.7826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30">
                <text:p>30</text:p>
              </table:table-cell>
              <table:table-cell office:value-type="float" office:value="955.1822222">
                <text:p>955.18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">
                <text:p>31</text:p>
              </table:table-cell>
              <table:table-cell office:value-type="float" office:value="930.057047">
                <text:p>930.057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2">
                <text:p>32</text:p>
              </table:table-cell>
              <table:table-cell office:value-type="float" office:value="904.1445087">
                <text:p>904.1445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otted" svg:stroke-width="0.2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otted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75cm" svg:height="15.248cm" xlink:href=".." xlink:type="simple" chart:class="chart:scatter" chart:style-name="ch1">
        <chart:title svg:x="7.587cm" svg:y="0.439cm" chart:style-name="ch2">
          <text:p>Charakterystyka czujników odległości</text:p>
        </chart:title>
        <chart:legend chart:legend-position="bottom" svg:x="3.491cm" svg:y="13.582cm" style:legend-expansion="wide" chart:style-name="ch3"/>
        <chart:plot-area chart:style-name="ch4" table:cell-range-address="Arkusz1.A2:Arkusz1.A33 Arkusz1.C3:Arkusz1.C33 Arkusz1.I2:Arkusz1.I2 Arkusz1.K3:Arkusz1.K33 Arkusz1.N2:Arkusz1.O2 Arkusz1.N4:Arkusz1.O33" chart:data-source-has-labels="row" svg:x="1.818cm" svg:y="1.84cm" svg:width="23.442cm" svg:height="10.165cm">
          <chartooo:coordinate-region svg:x="2.439cm" svg:y="2.04cm" svg:width="22.449cm" svg:height="9.318cm"/>
          <chart:axis chart:dimension="x" chart:name="primary-x" chart:style-name="ch5">
            <chart:title svg:x="11.743cm" svg:y="12.309cm" chart:style-name="ch6">
              <text:p>Wartość z ADC</text:p>
            </chart:title>
            <chart:grid chart:style-name="ch7" chart:class="major"/>
          </chart:axis>
          <chart:axis chart:dimension="y" chart:name="primary-y" chart:style-name="ch5">
            <chart:title svg:x="0.451cm" svg:y="9.644cm" chart:style-name="ch8">
              <text:p>Odległość do kulki [cm]</text:p>
            </chart:title>
            <chart:grid chart:style-name="ch7" chart:class="major"/>
          </chart:axis>
          <chart:series chart:style-name="ch9" chart:values-cell-range-address="Arkusz1.C3:Arkusz1.C33" chart:label-cell-address="Arkusz1.A2:Arkusz1.A2" chart:class="chart:scatter">
            <chart:domain table:cell-range-address="Arkusz1.A3:Arkusz1.A33"/>
            <chart:data-point chart:repeated="31"/>
          </chart:series>
          <chart:series chart:style-name="ch10" chart:values-cell-range-address="Arkusz1.K3:Arkusz1.K33" chart:label-cell-address="Arkusz1.I2:Arkusz1.I2" chart:class="chart:scatter">
            <chart:domain table:cell-range-address="Arkusz1.I3:Arkusz1.I33"/>
            <chart:data-point chart:repeated="31"/>
          </chart:series>
          <chart:series chart:style-name="ch11" chart:values-cell-range-address="Arkusz1.N4:Arkusz1.N33" chart:label-cell-address="Arkusz1.N2:Arkusz1.N2" chart:class="chart:scatter">
            <chart:domain table:cell-range-address="Arkusz1.A4:Arkusz1.A33"/>
            <chart:data-point chart:repeated="30"/>
          </chart:series>
          <chart:series chart:style-name="ch12" chart:values-cell-range-address="Arkusz1.O4:Arkusz1.O33" chart:label-cell-address="Arkusz1.O2:Arkusz1.O2" chart:class="chart:scatter">
            <chart:domain table:cell-range-address="Arkusz1.I4:Arkusz1.I33"/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Wartość z czujnika lewego</text:p>
                <draw:g>
                  <svg:desc>Arkusz1.A2:Arkusz1.A2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Wartość z czujnika prawego</text:p>
                <draw:g>
                  <svg:desc>Arkusz1.I2:Arkusz1.I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Aproksymacja czujnika lewego</text:p>
                <draw:g>
                  <svg:desc>Arkusz1.N2:Arkusz1.N2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Aproksymacja czujnika prawego</text:p>
                <draw:g>
                  <svg:desc>Arkusz1.O2:Arkusz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80.799615">
                <text:p>7780.799615</text:p>
                <draw:g>
                  <svg:desc>Arkusz1.A3:Arkusz1.A33</svg:desc>
                </draw:g>
              </table:table-cell>
              <table:table-cell office:value-type="float" office:value="2">
                <text:p>2</text:p>
                <draw:g>
                  <svg:desc>Arkusz1.C3:Arkusz1.C33</svg:desc>
                </draw:g>
              </table:table-cell>
              <table:table-cell office:value-type="float" office:value="7387.194313">
                <text:p>7387.194313</text:p>
                <draw:g>
                  <svg:desc>Arkusz1.I3:Arkusz1.I33</svg:desc>
                </draw:g>
              </table:table-cell>
              <table:table-cell office:value-type="float" office:value="2">
                <text:p>2</text:p>
                <draw:g>
                  <svg:desc>Arkusz1.K3:Arkusz1.K33</svg:desc>
                </draw:g>
              </table:table-cell>
              <table:table-cell office:value-type="float" office:value="8318.137584">
                <text:p>8318.137584</text:p>
                <draw:g>
                  <svg:desc>Arkusz1.A4:Arkusz1.A33</svg:desc>
                </draw:g>
              </table:table-cell>
              <table:table-cell office:value-type="float" office:value="3.18718405964834">
                <text:p>3.18718405964834</text:p>
                <draw:g>
                  <svg:desc>Arkusz1.N4:Arkusz1.N33</svg:desc>
                </draw:g>
              </table:table-cell>
              <table:table-cell office:value-type="float" office:value="8364.10453">
                <text:p>8364.10453</text:p>
                <draw:g>
                  <svg:desc>Arkusz1.I4:Arkusz1.I33</svg:desc>
                </draw:g>
              </table:table-cell>
              <table:table-cell office:value-type="float" office:value="3.13088417621768">
                <text:p>3.13088417621768</text:p>
                <draw:g>
                  <svg:desc>Arkusz1.O4:Arkusz1.O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18.137584">
                <text:p>8318.137584</text:p>
              </table:table-cell>
              <table:table-cell office:value-type="float" office:value="3">
                <text:p>3</text:p>
              </table:table-cell>
              <table:table-cell office:value-type="float" office:value="8364.10453">
                <text:p>8364.10453</text:p>
              </table:table-cell>
              <table:table-cell office:value-type="float" office:value="3">
                <text:p>3</text:p>
              </table:table-cell>
              <table:table-cell office:value-type="float" office:value="7340.2222">
                <text:p>7340.2222</text:p>
              </table:table-cell>
              <table:table-cell office:value-type="float" office:value="3.82005593282265">
                <text:p>3.82005593282265</text:p>
              </table:table-cell>
              <table:table-cell office:value-type="float" office:value="6993.866279">
                <text:p>6993.866279</text:p>
              </table:table-cell>
              <table:table-cell office:value-type="float" office:value="4.007652709657">
                <text:p>4.007652709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40.2222">
                <text:p>7340.2222</text:p>
              </table:table-cell>
              <table:table-cell office:value-type="float" office:value="4">
                <text:p>4</text:p>
              </table:table-cell>
              <table:table-cell office:value-type="float" office:value="6993.866279">
                <text:p>6993.866279</text:p>
              </table:table-cell>
              <table:table-cell office:value-type="float" office:value="4">
                <text:p>4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4.93236817286247">
                <text:p>4.93236817286247</text:p>
              </table:table-cell>
              <table:table-cell office:value-type="float" office:value="5767.105651">
                <text:p>5767.105651</text:p>
              </table:table-cell>
              <table:table-cell office:value-type="float" office:value="5.10558406079907">
                <text:p>5.10558406079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5">
                <text:p>5</text:p>
              </table:table-cell>
              <table:table-cell office:value-type="float" office:value="5767.105651">
                <text:p>5767.105651</text:p>
              </table:table-cell>
              <table:table-cell office:value-type="float" office:value="5">
                <text:p>5</text:p>
              </table:table-cell>
              <table:table-cell office:value-type="float" office:value="5216.61082">
                <text:p>5216.61082</text:p>
              </table:table-cell>
              <table:table-cell office:value-type="float" office:value="5.91993723035534">
                <text:p>5.91993723035534</text:p>
              </table:table-cell>
              <table:table-cell office:value-type="float" office:value="5029.89899">
                <text:p>5029.89899</text:p>
              </table:table-cell>
              <table:table-cell office:value-type="float" office:value="5.99428973795923">
                <text:p>5.99428973795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16.61082">
                <text:p>5216.61082</text:p>
              </table:table-cell>
              <table:table-cell office:value-type="float" office:value="6">
                <text:p>6</text:p>
              </table:table-cell>
              <table:table-cell office:value-type="float" office:value="5029.89899">
                <text:p>5029.89899</text:p>
              </table:table-cell>
              <table:table-cell office:value-type="float" office:value="6">
                <text:p>6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.27149413818951">
                <text:p>7.27149413818951</text:p>
              </table:table-cell>
              <table:table-cell office:value-type="float" office:value="4334.347917">
                <text:p>4334.347917</text:p>
              </table:table-cell>
              <table:table-cell office:value-type="float" office:value="7.0793345512514">
                <text:p>7.0793345512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">
                <text:p>7</text:p>
              </table:table-cell>
              <table:table-cell office:value-type="float" office:value="4334.347917">
                <text:p>4334.347917</text:p>
              </table:table-cell>
              <table:table-cell office:value-type="float" office:value="7">
                <text:p>7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.10867795533021">
                <text:p>8.10867795533021</text:p>
              </table:table-cell>
              <table:table-cell office:value-type="float" office:value="3875.203271">
                <text:p>3875.203271</text:p>
              </table:table-cell>
              <table:table-cell office:value-type="float" office:value="7.98585791743787">
                <text:p>7.98585791743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">
                <text:p>8</text:p>
              </table:table-cell>
              <table:table-cell office:value-type="float" office:value="3875.203271">
                <text:p>3875.203271</text:p>
              </table:table-cell>
              <table:table-cell office:value-type="float" office:value="8">
                <text:p>8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8.90231870776707">
                <text:p>8.90231870776707</text:p>
              </table:table-cell>
              <table:table-cell office:value-type="float" office:value="3501.318182">
                <text:p>3501.318182</text:p>
              </table:table-cell>
              <table:table-cell office:value-type="float" office:value="8.88093359154306">
                <text:p>8.88093359154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9">
                <text:p>9</text:p>
              </table:table-cell>
              <table:table-cell office:value-type="float" office:value="3501.318182">
                <text:p>3501.318182</text:p>
              </table:table-cell>
              <table:table-cell office:value-type="float" office:value="9">
                <text:p>9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9.95416454270747">
                <text:p>9.95416454270747</text:p>
              </table:table-cell>
              <table:table-cell office:value-type="float" office:value="3120.025641">
                <text:p>3120.025641</text:p>
              </table:table-cell>
              <table:table-cell office:value-type="float" office:value="9.99098330488093">
                <text:p>9.99098330488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10">
                <text:p>10</text:p>
              </table:table-cell>
              <table:table-cell office:value-type="float" office:value="3120.025641">
                <text:p>3120.025641</text:p>
              </table:table-cell>
              <table:table-cell office:value-type="float" office:value="10">
                <text:p>10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.2350063386024">
                <text:p>11.2350063386024</text:p>
              </table:table-cell>
              <table:table-cell office:value-type="float" office:value="2815.218324">
                <text:p>2815.218324</text:p>
              </table:table-cell>
              <table:table-cell office:value-type="float" office:value="11.0715083785385">
                <text:p>11.071508378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">
                <text:p>11</text:p>
              </table:table-cell>
              <table:table-cell office:value-type="float" office:value="2815.218324">
                <text:p>2815.218324</text:p>
              </table:table-cell>
              <table:table-cell office:value-type="float" office:value="11">
                <text:p>11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.1496152313277">
                <text:p>12.1496152313277</text:p>
              </table:table-cell>
              <table:table-cell office:value-type="float" office:value="2594.338488">
                <text:p>2594.338488</text:p>
              </table:table-cell>
              <table:table-cell office:value-type="float" office:value="11.9964812416882">
                <text:p>11.9964812416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">
                <text:p>12</text:p>
              </table:table-cell>
              <table:table-cell office:value-type="float" office:value="2594.338488">
                <text:p>2594.338488</text:p>
              </table:table-cell>
              <table:table-cell office:value-type="float" office:value="12">
                <text:p>12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2.744220464267">
                <text:p>12.744220464267</text:p>
              </table:table-cell>
              <table:table-cell office:value-type="float" office:value="2426.931271">
                <text:p>2426.931271</text:p>
              </table:table-cell>
              <table:table-cell office:value-type="float" office:value="12.7980626550416">
                <text:p>12.7980626550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3">
                <text:p>13</text:p>
              </table:table-cell>
              <table:table-cell office:value-type="float" office:value="2426.931271">
                <text:p>2426.931271</text:p>
              </table:table-cell>
              <table:table-cell office:value-type="float" office:value="13">
                <text:p>13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3.8406578184975">
                <text:p>13.8406578184975</text:p>
              </table:table-cell>
              <table:table-cell office:value-type="float" office:value="2217.032895">
                <text:p>2217.032895</text:p>
              </table:table-cell>
              <table:table-cell office:value-type="float" office:value="13.9562413523096">
                <text:p>13.9562413523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4">
                <text:p>14</text:p>
              </table:table-cell>
              <table:table-cell office:value-type="float" office:value="2217.032895">
                <text:p>2217.032895</text:p>
              </table:table-cell>
              <table:table-cell office:value-type="float" office:value="14">
                <text:p>14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4.8454326688081">
                <text:p>14.8454326688081</text:p>
              </table:table-cell>
              <table:table-cell office:value-type="float" office:value="2091.435986">
                <text:p>2091.435986</text:p>
              </table:table-cell>
              <table:table-cell office:value-type="float" office:value="14.748934532932">
                <text:p>14.748934532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5">
                <text:p>15</text:p>
              </table:table-cell>
              <table:table-cell office:value-type="float" office:value="2091.435986">
                <text:p>2091.435986</text:p>
              </table:table-cell>
              <table:table-cell office:value-type="float" office:value="15">
                <text:p>15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5.7157797505368">
                <text:p>15.7157797505368</text:p>
              </table:table-cell>
              <table:table-cell office:value-type="float" office:value="1970.516373">
                <text:p>1970.516373</text:p>
              </table:table-cell>
              <table:table-cell office:value-type="float" office:value="15.5977937169667">
                <text:p>15.5977937169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6">
                <text:p>16</text:p>
              </table:table-cell>
              <table:table-cell office:value-type="float" office:value="1970.516373">
                <text:p>1970.516373</text:p>
              </table:table-cell>
              <table:table-cell office:value-type="float" office:value="16">
                <text:p>16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6.6569997095133">
                <text:p>16.6569997095133</text:p>
              </table:table-cell>
              <table:table-cell office:value-type="float" office:value="1806.977578">
                <text:p>1806.977578</text:p>
              </table:table-cell>
              <table:table-cell office:value-type="float" office:value="16.9077348280805">
                <text:p>16.9077348280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7">
                <text:p>17</text:p>
              </table:table-cell>
              <table:table-cell office:value-type="float" office:value="1806.977578">
                <text:p>1806.977578</text:p>
              </table:table-cell>
              <table:table-cell office:value-type="float" office:value="17">
                <text:p>17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.3371813291342">
                <text:p>18.3371813291342</text:p>
              </table:table-cell>
              <table:table-cell office:value-type="float" office:value="1699.710037">
                <text:p>1699.710037</text:p>
              </table:table-cell>
              <table:table-cell office:value-type="float" office:value="17.889673702882">
                <text:p>17.889673702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">
                <text:p>18</text:p>
              </table:table-cell>
              <table:table-cell office:value-type="float" office:value="1699.710037">
                <text:p>1699.710037</text:p>
              </table:table-cell>
              <table:table-cell office:value-type="float" office:value="18">
                <text:p>18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.1523045868995">
                <text:p>19.1523045868995</text:p>
              </table:table-cell>
              <table:table-cell office:value-type="float" office:value="1611.165109">
                <text:p>1611.165109</text:p>
              </table:table-cell>
              <table:table-cell office:value-type="float" office:value="18.7886616250719">
                <text:p>18.7886616250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">
                <text:p>19</text:p>
              </table:table-cell>
              <table:table-cell office:value-type="float" office:value="1611.165109">
                <text:p>1611.165109</text:p>
              </table:table-cell>
              <table:table-cell office:value-type="float" office:value="19">
                <text:p>19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19.9724497207276">
                <text:p>19.9724497207276</text:p>
              </table:table-cell>
              <table:table-cell office:value-type="float" office:value="1527.873377">
                <text:p>1527.873377</text:p>
              </table:table-cell>
              <table:table-cell office:value-type="float" office:value="19.7197231140631">
                <text:p>19.7197231140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20">
                <text:p>20</text:p>
              </table:table-cell>
              <table:table-cell office:value-type="float" office:value="1527.873377">
                <text:p>1527.873377</text:p>
              </table:table-cell>
              <table:table-cell office:value-type="float" office:value="20">
                <text:p>20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.3551595360737">
                <text:p>21.3551595360737</text:p>
              </table:table-cell>
              <table:table-cell office:value-type="float" office:value="1380.49501">
                <text:p>1380.49501</text:p>
              </table:table-cell>
              <table:table-cell office:value-type="float" office:value="21.613557365087">
                <text:p>21.613557365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">
                <text:p>21</text:p>
              </table:table-cell>
              <table:table-cell office:value-type="float" office:value="1380.49501">
                <text:p>1380.49501</text:p>
              </table:table-cell>
              <table:table-cell office:value-type="float" office:value="21">
                <text:p>21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.1376430256771">
                <text:p>22.1376430256771</text:p>
              </table:table-cell>
              <table:table-cell office:value-type="float" office:value="1346.626204">
                <text:p>1346.626204</text:p>
              </table:table-cell>
              <table:table-cell office:value-type="float" office:value="22.1013965131624">
                <text:p>22.1013965131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">
                <text:p>22</text:p>
              </table:table-cell>
              <table:table-cell office:value-type="float" office:value="1346.626204">
                <text:p>1346.626204</text:p>
              </table:table-cell>
              <table:table-cell office:value-type="float" office:value="22">
                <text:p>22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.1279611516713">
                <text:p>23.1279611516713</text:p>
              </table:table-cell>
              <table:table-cell office:value-type="float" office:value="1271.832298">
                <text:p>1271.832298</text:p>
              </table:table-cell>
              <table:table-cell office:value-type="float" office:value="23.2614247314901">
                <text:p>23.2614247314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">
                <text:p>23</text:p>
              </table:table-cell>
              <table:table-cell office:value-type="float" office:value="1271.832298">
                <text:p>1271.832298</text:p>
              </table:table-cell>
              <table:table-cell office:value-type="float" office:value="23">
                <text:p>23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.0145177540576">
                <text:p>24.0145177540576</text:p>
              </table:table-cell>
              <table:table-cell office:value-type="float" office:value="1199.407708">
                <text:p>1199.407708</text:p>
              </table:table-cell>
              <table:table-cell office:value-type="float" office:value="24.5084572101646">
                <text:p>24.5084572101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">
                <text:p>24</text:p>
              </table:table-cell>
              <table:table-cell office:value-type="float" office:value="1199.407708">
                <text:p>1199.407708</text:p>
              </table:table-cell>
              <table:table-cell office:value-type="float" office:value="24">
                <text:p>24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.0929147570528">
                <text:p>25.0929147570528</text:p>
              </table:table-cell>
              <table:table-cell office:value-type="float" office:value="1153.330258">
                <text:p>1153.330258</text:p>
              </table:table-cell>
              <table:table-cell office:value-type="float" office:value="25.3750949635681">
                <text:p>25.3750949635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">
                <text:p>25</text:p>
              </table:table-cell>
              <table:table-cell office:value-type="float" office:value="1153.330258">
                <text:p>1153.330258</text:p>
              </table:table-cell>
              <table:table-cell office:value-type="float" office:value="25">
                <text:p>25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5.9462845042356">
                <text:p>25.9462845042356</text:p>
              </table:table-cell>
              <table:table-cell office:value-type="float" office:value="1109.593886">
                <text:p>1109.593886</text:p>
              </table:table-cell>
              <table:table-cell office:value-type="float" office:value="26.2575805832426">
                <text:p>26.2575805832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6">
                <text:p>26</text:p>
              </table:table-cell>
              <table:table-cell office:value-type="float" office:value="1109.593886">
                <text:p>1109.593886</text:p>
              </table:table-cell>
              <table:table-cell office:value-type="float" office:value="26">
                <text:p>26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6.9333300878204">
                <text:p>26.9333300878204</text:p>
              </table:table-cell>
              <table:table-cell office:value-type="float" office:value="1077.421569">
                <text:p>1077.421569</text:p>
              </table:table-cell>
              <table:table-cell office:value-type="float" office:value="26.9478899208951">
                <text:p>26.9478899208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7">
                <text:p>27</text:p>
              </table:table-cell>
              <table:table-cell office:value-type="float" office:value="1077.421569">
                <text:p>1077.421569</text:p>
              </table:table-cell>
              <table:table-cell office:value-type="float" office:value="27">
                <text:p>27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7.8933781817747">
                <text:p>27.8933781817747</text:p>
              </table:table-cell>
              <table:table-cell office:value-type="float" office:value="1024.010471">
                <text:p>1024.010471</text:p>
              </table:table-cell>
              <table:table-cell office:value-type="float" office:value="28.1800057731681">
                <text:p>28.1800057731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8">
                <text:p>28</text:p>
              </table:table-cell>
              <table:table-cell office:value-type="float" office:value="1024.010471">
                <text:p>1024.010471</text:p>
              </table:table-cell>
              <table:table-cell office:value-type="float" office:value="28">
                <text:p>28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8.7932800797525">
                <text:p>28.7932800797525</text:p>
              </table:table-cell>
              <table:table-cell office:value-type="float" office:value="991.7826825">
                <text:p>991.7826825</text:p>
              </table:table-cell>
              <table:table-cell office:value-type="float" office:value="28.9811885747801">
                <text:p>28.9811885747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9">
                <text:p>29</text:p>
              </table:table-cell>
              <table:table-cell office:value-type="float" office:value="991.7826825">
                <text:p>991.7826825</text:p>
              </table:table-cell>
              <table:table-cell office:value-type="float" office:value="29">
                <text:p>29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29.9630822939825">
                <text:p>29.9630822939825</text:p>
              </table:table-cell>
              <table:table-cell office:value-type="float" office:value="955.1822222">
                <text:p>955.1822222</text:p>
              </table:table-cell>
              <table:table-cell office:value-type="float" office:value="29.9500566010749">
                <text:p>29.9500566010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30">
                <text:p>30</text:p>
              </table:table-cell>
              <table:table-cell office:value-type="float" office:value="955.1822222">
                <text:p>955.1822222</text:p>
              </table:table-cell>
              <table:table-cell office:value-type="float" office:value="30">
                <text:p>30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.2933736317053">
                <text:p>31.2933736317053</text:p>
              </table:table-cell>
              <table:table-cell office:value-type="float" office:value="930.057047">
                <text:p>930.057047</text:p>
              </table:table-cell>
              <table:table-cell office:value-type="float" office:value="30.6548870033146">
                <text:p>30.6548870033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">
                <text:p>31</text:p>
              </table:table-cell>
              <table:table-cell office:value-type="float" office:value="930.057047">
                <text:p>930.057047</text:p>
              </table:table-cell>
              <table:table-cell office:value-type="float" office:value="31">
                <text:p>31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1.840912582676">
                <text:p>31.840912582676</text:p>
              </table:table-cell>
              <table:table-cell office:value-type="float" office:value="904.1445087">
                <text:p>904.1445087</text:p>
              </table:table-cell>
              <table:table-cell office:value-type="float" office:value="31.4187475073994">
                <text:p>31.4187475073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2">
                <text:p>32</text:p>
              </table:table-cell>
              <table:table-cell office:value-type="float" office:value="904.1445087">
                <text:p>904.144508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